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textarea-horizontal-align="justify" draw:textarea-vertical-align="middle" draw:auto-grow-height="false" fo:min-height="2.72cm" fo:min-width="2.54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5cm" fo:min-width="3.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5cm" fo:min-width="4.5cm"/>
    </style:style>
    <style:style style:name="gr5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6" style:family="graphic" style:parent-style-name="objectwithoutfill">
      <style:graphic-properties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fo:min-height="6.15cm"/>
    </style:style>
    <style:style style:name="gr9" style:family="graphic" style:parent-style-name="standard">
      <style:graphic-properties draw:stroke="none" svg:stroke-color="#000000" draw:fill="none" draw:fill-color="#ffffff" fo:min-height="4.05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75cm" fo:min-width="2.5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1.378cm" fo:min-width="1.128cm"/>
    </style:style>
    <style:style style:name="gr13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4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5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02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13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55cm" fo:min-width="2.6cm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1.378cm" fo:min-width="1.268cm"/>
    </style:style>
    <style:style style:name="gr20" style:family="graphic" style:parent-style-name="standard">
      <style:graphic-properties draw:stroke="none" draw:fill="none" draw:fill-color="#ffffff" fo:min-height="0.434cm"/>
    </style:style>
    <style:style style:name="gr21" style:family="graphic" style:parent-style-name="standard">
      <style:graphic-properties draw:stroke="none" draw:fill="none" draw:fill-color="#ffffff" fo:min-height="0.865cm"/>
    </style:style>
    <style:style style:name="gr22" style:family="graphic" style:parent-style-name="standard">
      <style:graphic-properties draw:stroke="none" svg:stroke-color="#000000" draw:fill="none" draw:fill-color="#ffffff" fo:min-height="2.134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75cm" fo:min-width="2.4cm"/>
    </style:style>
    <style:style style:name="gr24" style:family="graphic" style:parent-style-name="standard">
      <style:graphic-properties draw:fill-color="#729fcf" draw:textarea-horizontal-align="justify" draw:textarea-vertical-align="middle" draw:auto-grow-height="false" fo:min-height="1.872cm" fo:min-width="2.046cm"/>
    </style:style>
    <style:style style:name="gr25" style:family="graphic" style:parent-style-name="standard">
      <style:graphic-properties draw:stroke="none" svg:stroke-color="#000000" draw:fill="none" draw:fill-color="#ffffff" fo:min-height="0.712cm"/>
    </style:style>
    <style:style style:name="gr26" style:family="graphic" style:parent-style-name="objectwithoutfill">
      <style:graphic-properties draw:marker-end="Symmetric_20_Arrow" draw:marker-end-width="0.3cm" svg:stroke-opacity="100%" draw:fill="none" draw:fill-color="#ffffff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2.593cm"/>
    </style:style>
    <style:style style:name="gr28" style:family="graphic" style:parent-style-name="standard">
      <style:graphic-properties draw:stroke="none" svg:stroke-color="#000000" draw:fill="none" draw:fill-color="#ffffff" fo:min-height="0.85cm"/>
    </style:style>
    <style:style style:name="gr29" style:family="graphic" style:parent-style-name="standard">
      <style:graphic-properties draw:stroke="none" svg:stroke-color="#000000" draw:fill="none" draw:fill-color="#ffffff" fo:min-height="1.423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75cm" fo:min-width="2.6cm"/>
    </style:style>
    <style:style style:name="gr31" style:family="graphic" style:parent-style-name="standard">
      <style:graphic-properties draw:fill-color="#5e8ac7" draw:textarea-horizontal-align="justify" draw:textarea-vertical-align="middle" draw:auto-grow-height="false" fo:min-height="1.66cm" fo:min-width="1.34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objectwithoutfill">
      <style:graphic-properties draw:marker-end="Arrow" draw:marker-end-width="0.3cm" draw:fill="none" draw:fill-color="#5e8ac7"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margin-top="0.4cm" fo:margin-bottom="0cm" fo:text-align="end"/>
    </style:style>
    <style:style style:name="P9" style:family="paragraph">
      <loext:graphic-properties draw:fill="none" draw:fill-color="#ffffff"/>
      <style:paragraph-properties fo:margin-top="0.4cm" fo:margin-bottom="0cm" fo:text-align="end"/>
    </style:style>
    <style:style style:name="P10" style:family="paragraph">
      <style:paragraph-properties fo:margin-top="0.2cm" fo:margin-bottom="0cm"/>
    </style:style>
    <style:style style:name="P11" style:family="paragraph">
      <loext:graphic-properties draw:fill="none" draw:fill-color="#ffffff"/>
      <style:paragraph-properties fo:margin-top="0.2cm" fo:margin-bottom="0cm"/>
    </style:style>
    <style:style style:name="P12" style:family="paragraph">
      <style:paragraph-properties fo:margin-top="0.2cm" fo:margin-bottom="0cm" fo:text-align="end"/>
    </style:style>
    <style:style style:name="P13" style:family="paragraph">
      <loext:graphic-properties draw:fill="none" draw:fill-color="#ffffff"/>
      <style:paragraph-properties fo:margin-top="0.2cm" fo:margin-bottom="0cm" fo:text-align="end"/>
    </style:style>
    <style:style style:name="P14" style:family="paragraph">
      <style:paragraph-properties fo:margin-top="0.2cm" fo:margin-bottom="0cm" fo:text-align="start"/>
    </style:style>
    <style:style style:name="P15" style:family="paragraph">
      <loext:graphic-properties draw:fill="none" draw:fill-color="#ffffff"/>
      <style:paragraph-properties fo:margin-top="0.2cm" fo:margin-bottom="0cm" fo:text-align="start"/>
    </style:style>
    <style:style style:name="P16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>
      <loext:graphic-properties draw:fill-color="#729fcf"/>
      <style:paragraph-properties fo:text-align="center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-color="#729fcf"/>
      <style:paragraph-properties fo:margin-left="0cm" fo:margin-right="0cm" fo:margin-top="0cm" fo:margin-bottom="0cm" fo:line-height="100%" fo:text-align="center" fo:text-indent="0cm"/>
    </style:style>
    <style:style style:name="P2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loext:graphic-properties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-color="#5e8ac7"/>
      <style:paragraph-properties fo:text-align="center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5e8ac7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1pt" fo:font-style="normal" style:font-size-asian="11pt" style:font-style-asian="normal" style:font-size-complex="11pt" style:font-style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1cm" svg:height="1cm" svg:x="6cm" svg:y="1cm">
          <draw:text-box>
            <text:p text:style-name="P1"><text:span text:style-name="T1">Best </text:span><text:span text:style-name="T1">Price</text:span></text:p>
          </draw:text-box>
        </draw:frame>
        <draw:custom-shape draw:style-name="gr2" draw:text-style-name="P4" draw:layer="layout" svg:width="4.3cm" svg:height="4.2cm" svg:x="8.7cm" svg:y="6.3cm">
          <text:p text:style-name="P3"><text:span text:style-name="T2">Best </text:span></text:p>
          <text:p text:style-name="P3"><text:span text:style-name="T2">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cm" svg:height="1cm" svg:x="3cm" svg:y="2cm">
          <text:p text:style-name="P3"><text:span text:style-name="T3">Admi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cm" svg:height="1cm" svg:x="13cm" svg:y="2cm">
          <text:p text:style-name="P3"><text:span text:style-name="T4">Member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cm" svg:y1="3cm" svg:x2="8.7cm" svg:y2="8.3cm">
          <text:p/>
        </draw:line>
        <draw:line draw:style-name="gr5" draw:text-style-name="P6" draw:layer="layout" svg:x1="9.4cm" svg:y1="6.9cm" svg:x2="6.1cm" svg:y2="3.1cm">
          <text:p/>
        </draw:line>
        <draw:line draw:style-name="gr5" draw:text-style-name="P6" draw:layer="layout" svg:x1="17.1cm" svg:y1="3cm" svg:x2="13cm" svg:y2="8.4cm">
          <text:p/>
        </draw:line>
        <draw:line draw:style-name="gr5" draw:text-style-name="P6" draw:layer="layout" svg:x1="12.4cm" svg:y1="6.8cm" svg:x2="15.1cm" svg:y2="3cm">
          <text:p/>
        </draw:line>
        <draw:line draw:style-name="gr6" draw:text-style-name="P6" draw:layer="layout" svg:x1="9cm" svg:y1="12cm" svg:x2="12.9cm" svg:y2="12cm">
          <text:p/>
        </draw:line>
        <draw:line draw:style-name="gr6" draw:text-style-name="P6" draw:layer="layout" svg:x1="9cm" svg:y1="13cm" svg:x2="12.9cm" svg:y2="13cm">
          <text:p/>
        </draw:line>
        <draw:frame draw:style-name="gr7" draw:text-style-name="P7" draw:layer="layout" svg:width="3.7cm" svg:height="0.8cm" svg:x="9.4cm" svg:y="12.1cm">
          <draw:text-box>
            <text:p text:style-name="P4"><text:span text:style-name="T5">Best_price</text:span></text:p>
          </draw:text-box>
        </draw:frame>
        <draw:line draw:style-name="gr5" draw:text-style-name="P6" draw:layer="layout" svg:x1="10.1cm" svg:y1="10.3cm" svg:x2="10.1cm" svg:y2="11.9cm">
          <text:p/>
        </draw:line>
        <draw:line draw:style-name="gr5" draw:text-style-name="P6" draw:layer="layout" svg:x1="12cm" svg:y1="12cm" svg:x2="12cm" svg:y2="10.3cm">
          <text:p/>
        </draw:line>
        <draw:frame draw:style-name="gr8" draw:text-style-name="P9" draw:layer="layout" svg:width="4.8cm" svg:height="6.4cm" draw:transform="skewX (6.0610880428362E-017) rotate (0.698131700797732) translate (0.503cm 6.187cm)">
          <draw:text-box>
            <text:p text:style-name="P8"><text:span text:style-name="T4">Login</text:span></text:p>
            <text:p text:style-name="P8"><text:span text:style-name="T4">Add cateogry</text:span></text:p>
            <text:p text:style-name="P8"><text:span text:style-name="T4">Add product</text:span></text:p>
            <text:p text:style-name="P8"><text:span text:style-name="T4">Manage </text:span><text:span text:style-name="T4">stores</text:span></text:p>
            <text:p text:style-name="P8"><text:span text:style-name="T4">Manage </text:span><text:span text:style-name="T4">stock</text:span></text:p>
            <text:p text:style-name="P8"><text:span text:style-name="T3"/></text:p>
            <text:p text:style-name="P8"><text:span text:style-name="T6"/></text:p>
          </draw:text-box>
        </draw:frame>
        <draw:frame draw:style-name="gr8" draw:text-style-name="P11" draw:layer="layout" svg:width="4.8cm" svg:height="6.4cm" draw:transform="skewX (6.0610880428362E-017) rotate (0.698131700797732) translate (6.804cm 3.887cm)">
          <draw:text-box>
            <text:p text:style-name="P10"><text:span text:style-name="T4">Login</text:span></text:p>
            <text:p text:style-name="P10"><text:span text:style-name="T4">View </text:span><text:span text:style-name="T4">cateogry</text:span></text:p>
            <text:p text:style-name="P10"><text:span text:style-name="T4">View <text:s/>product</text:span></text:p>
            <text:p text:style-name="P10"><text:span text:style-name="T4">View stores</text:span></text:p>
            <text:p text:style-name="P10"><text:span text:style-name="T4">View <text:s/>stock</text:span></text:p>
            <text:p text:style-name="P10"><text:span text:style-name="T4">View member</text:span></text:p>
          </draw:text-box>
        </draw:frame>
        <draw:frame draw:style-name="gr9" draw:text-style-name="P13" draw:layer="layout" svg:width="3cm" svg:height="4.3cm" draw:transform="rotate (-0.610865238198016) translate (11.804cm 2.629cm)">
          <draw:text-box>
            <text:p text:style-name="P12"><text:span text:style-name="T4">View product</text:span></text:p>
            <text:p text:style-name="P12"><text:span text:style-name="T4">View order</text:span></text:p>
            <text:p text:style-name="P12"><text:span text:style-name="T4">View cart</text:span></text:p>
            <text:p text:style-name="P12"><text:span text:style-name="T4"/></text:p>
          </draw:text-box>
        </draw:frame>
        <draw:frame draw:style-name="gr9" draw:text-style-name="P15" draw:layer="layout" svg:width="3cm" svg:height="4.3cm" draw:transform="rotate (-0.610865238198016) translate (16.305cm 3.83cm)">
          <draw:text-box>
            <text:p text:style-name="P14"><text:span text:style-name="T7">Signup</text:span></text:p>
            <text:p text:style-name="P14"><text:span text:style-name="T4">`Login</text:span></text:p>
            <text:p text:style-name="P14"><text:span text:style-name="T4">View product</text:span></text:p>
            <text:p text:style-name="P14"><text:span text:style-name="T4">Add to cart</text:span></text:p>
            <text:p text:style-name="P14"><text:span text:style-name="T4">Pay bill</text:span></text:p>
            <text:p text:style-name="P14"><text:span text:style-name="T3"/></text:p>
          </draw:text-box>
        </draw:frame>
        <draw:frame draw:style-name="gr10" draw:text-style-name="P16" draw:layer="layout" svg:width="4.6cm" svg:height="0.962cm" svg:x="8.7cm" svg:y="14cm">
          <draw:text-box>
            <text:p text:style-name="P1"><text:span text:style-name="T1">Level-0</text:span></text:p>
          </draw:text-box>
        </draw:frame>
        <draw:custom-shape draw:style-name="gr11" draw:text-style-name="P5" xml:id="id1" draw:id="id1" draw:layer="layout" svg:width="3cm" svg:height="1cm" svg:x="2.002cm" svg:y="18.6cm">
          <text:p text:style-name="P3"><text:span text:style-name="T3">Memb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2.3cm" svg:height="2.3cm" svg:x="15.602cm" svg:y="17.9cm">
          <text:p text:style-name="P3"><text:span text:style-name="T4">Login </text:span></text:p>
          <text:p text:style-name="P3"><text:span text:style-name="T4">su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2.3cm" svg:height="2.3cm" svg:x="11.603cm" svg:y="17.901cm">
          <text:p text:style-name="P3"><text:span text:style-name="T4">Verify</text:span></text:p>
          <text:p text:style-name="P3"><text:span text:style-name="T4">Username &amp; </text:span></text:p>
          <text:p text:style-name="P3"><text:span text:style-name="T4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3" draw:id="id3" draw:layer="layout" svg:width="2.3cm" svg:height="2.3cm" svg:x="7.704cm" svg:y="17.902cm">
          <text:p text:style-name="P3"><text:span text:style-name="T4">Check for </text:span></text:p>
          <text:p text:style-name="P3"><text:span text:style-name="T4">Mendetory </text:span></text:p>
          <text:p text:style-name="P3"><text:span text:style-name="T4">fie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5.102cm" svg:y1="19.1cm" svg:x2="7.602cm" svg:y2="19.1cm">
          <text:p text:style-name="P18"><text:span text:style-name="T4">Email </text:span></text:p>
          <text:p text:style-name="P18"><text:span text:style-name="T4">password</text:span></text:p>
        </draw:line>
        <draw:line draw:style-name="gr5" draw:text-style-name="P6" draw:layer="layout" svg:x1="10.002cm" svg:y1="19.1cm" svg:x2="11.502cm" svg:y2="19.1cm">
          <text:p/>
        </draw:line>
        <draw:line draw:style-name="gr5" draw:text-style-name="P6" draw:layer="layout" svg:x1="13.902cm" svg:y1="19.1cm" svg:x2="15.602cm" svg:y2="19.1cm">
          <text:p/>
        </draw:line>
        <draw:line draw:style-name="gr6" draw:text-style-name="P6" draw:layer="layout" svg:x1="11.002cm" svg:y1="23.6cm" svg:x2="14.002cm" svg:y2="23.6cm">
          <text:p/>
        </draw:line>
        <draw:line draw:style-name="gr6" draw:text-style-name="P6" draw:layer="layout" svg:x1="11.002cm" svg:y1="24.6cm" svg:x2="14.002cm" svg:y2="24.6cm">
          <text:p/>
        </draw:line>
        <draw:frame draw:style-name="gr14" draw:text-style-name="P19" draw:layer="layout" svg:width="1.548cm" svg:height="0.806cm" svg:x="11.902cm" svg:y="23.8cm">
          <draw:text-box>
            <text:p><text:span text:style-name="T8">User</text:span></text:p>
          </draw:text-box>
        </draw:frame>
        <draw:line draw:style-name="gr5" draw:text-style-name="P6" xml:id="id2" draw:id="id2" draw:layer="layout" svg:x1="12.302cm" svg:y1="20.1cm" svg:x2="12.302cm" svg:y2="23.6cm">
          <text:p/>
        </draw:line>
        <draw:line draw:style-name="gr5" draw:text-style-name="P6" draw:layer="layout" svg:x1="13.202cm" svg:y1="23.6cm" svg:x2="13.202cm" svg:y2="20.1cm">
          <text:p/>
        </draw:line>
        <draw:connector draw:style-name="gr5" draw:text-style-name="P6" draw:layer="layout" draw:line-skew="0.599cm 1.524cm" svg:x1="3.502cm" svg:y1="19.6cm" svg:x2="12.302cm" svg:y2="20.1cm" draw:start-shape="id1" draw:start-glue-point="2" draw:end-shape="id2" draw:end-glue-point="0" svg:d="M3502 19600v1100h6600v-600h2200" svg:viewBox="0 0 8801 1101">
          <text:p/>
        </draw:connector>
        <draw:frame draw:style-name="gr15" draw:text-style-name="P19" draw:layer="layout" svg:width="5.023cm" svg:height="0.683cm" svg:x="4.802cm" svg:y="20.9cm">
          <draw:text-box>
            <text:p><text:span text:style-name="T4">Invalid user and password</text:span></text:p>
          </draw:text-box>
        </draw:frame>
        <draw:connector draw:style-name="gr5" draw:text-style-name="P6" draw:layer="layout" svg:x1="8.854cm" svg:y1="17.902cm" svg:x2="3.502cm" svg:y2="18.6cm" draw:start-shape="id3" draw:start-glue-point="4" draw:end-shape="id1" draw:end-glue-point="0" svg:d="M8854 17902v-501h-5352v1199" svg:viewBox="0 0 5353 1200">
          <text:p/>
        </draw:connector>
        <draw:frame draw:style-name="gr16" draw:text-style-name="P19" draw:layer="layout" svg:width="5.527cm" svg:height="0.683cm" svg:x="3.502cm" svg:y="16.8cm">
          <draw:text-box>
            <text:p><text:span text:style-name="T4">Email/ password is must</text:span></text:p>
          </draw:text-box>
        </draw:frame>
        <draw:frame draw:style-name="gr17" draw:text-style-name="P16" draw:layer="layout" svg:width="7.419cm" svg:height="0.962cm" svg:x="8.702cm" svg:y="15.8cm">
          <draw:text-box>
            <text:p text:style-name="P20"><text:span text:style-name="T1">DFD level-1(user </text:span><text:span text:style-name="T1">login)</text:span></text:p>
          </draw:text-box>
        </draw:frame>
      </draw:page>
      <draw:page draw:name="page2" draw:style-name="dp1" draw:master-page-name="Default">
        <draw:custom-shape draw:style-name="gr18" draw:text-style-name="P5" xml:id="id5" draw:id="id5" draw:layer="layout" svg:width="3.1cm" svg:height="0.8cm" svg:x="1.401cm" svg:y="5.3cm">
          <text:p text:style-name="P3"><text:span text:style-name="T3">Member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xml:id="id4" draw:id="id4" draw:layer="layout" svg:width="2.5cm" svg:height="2.3cm" svg:x="6.401cm" svg:y="4.4cm">
          <text:p text:style-name="P21"><text:span text:style-name="T4">Check </text:span><text:span text:style-name="T4">for </text:span></text:p>
          <text:p text:style-name="P21"><text:span text:style-name="T4">Mende</text:span><text:span text:style-name="T4">tory </text:span></text:p>
          <text:p text:style-name="P3"><text:span text:style-name="T4">fie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6" draw:id="id6" draw:layer="layout" svg:width="2.5cm" svg:height="2.3cm" svg:x="10.002cm" svg:y="4.401cm">
          <text:p text:style-name="P3"><text:span text:style-name="T4">Verify</text:span></text:p>
          <text:p text:style-name="P3"><text:span text:style-name="T4">New </text:span><text:span text:style-name="T4">pass.</text:span></text:p>
          <text:p text:style-name="P3"><text:span text:style-name="T4">&amp;</text:span></text:p>
          <text:p text:style-name="P3"><text:span text:style-name="T4">Con. </text:span><text:span text:style-name="T4">Pass</text:span><text:span text:style-name="T4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7" draw:id="id7" draw:layer="layout" svg:width="2.5cm" svg:height="2.3cm" svg:x="13.502cm" svg:y="4.401cm">
          <text:p text:style-name="P3"><text:span text:style-name="T4">Update</text:span></text:p>
          <text:p text:style-name="P3"><text:span text:style-name="T4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2.5cm" svg:height="2.3cm" svg:x="16.801cm" svg:y="4.4cm">
          <text:p text:style-name="P3"><text:span text:style-name="T4">Password</text:span></text:p>
          <text:p text:style-name="P3"><text:span text:style-name="T4">Update </text:span></text:p>
          <text:p text:style-name="P3"><text:span text:style-name="T4">sucessfull</text:span><text:span text:style-name="T4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5.995cm" svg:y1="5.6cm" svg:x2="16.801cm" svg:y2="5.6cm">
          <text:p/>
        </draw:line>
        <draw:line draw:style-name="gr5" draw:text-style-name="P6" draw:layer="layout" svg:x1="12.501cm" svg:y1="5.5cm" svg:x2="13.401cm" svg:y2="5.5cm">
          <text:p/>
        </draw:line>
        <draw:line draw:style-name="gr5" draw:text-style-name="P6" draw:layer="layout" svg:x1="9.001cm" svg:y1="5.6cm" svg:x2="10.001cm" svg:y2="5.6cm">
          <text:p/>
        </draw:line>
        <draw:line draw:style-name="gr5" draw:text-style-name="P6" draw:layer="layout" svg:x1="4.501cm" svg:y1="5.6cm" svg:x2="6.401cm" svg:y2="5.6cm">
          <text:p/>
        </draw:line>
        <draw:connector draw:style-name="gr5" draw:text-style-name="P6" draw:layer="layout" svg:x1="7.651cm" svg:y1="4.4cm" svg:x2="2.951cm" svg:y2="5.3cm" draw:start-shape="id4" draw:start-glue-point="4" draw:end-shape="id5" svg:d="M7651 4400v-501h-4700v1401" svg:viewBox="0 0 4701 1402">
          <text:p/>
        </draw:connector>
        <draw:connector draw:style-name="gr5" draw:text-style-name="P6" draw:layer="layout" draw:line-skew="-1.4cm" svg:x1="11.252cm" svg:y1="4.401cm" svg:x2="2.951cm" svg:y2="5.3cm" draw:start-shape="id6" draw:start-glue-point="4" draw:end-shape="id5" svg:d="M11252 4401v-1901h-8301v2800" svg:viewBox="0 0 8302 2801">
          <text:p/>
        </draw:connector>
        <draw:frame draw:style-name="gr20" draw:text-style-name="P19" draw:layer="layout" svg:width="5.527cm" svg:height="0.684cm" svg:x="3.261cm" svg:y="3.286cm">
          <draw:text-box>
            <text:p><text:span text:style-name="T4">Email/ password is must</text:span></text:p>
          </draw:text-box>
        </draw:frame>
        <draw:frame draw:style-name="gr21" draw:text-style-name="P19" draw:layer="layout" svg:width="5.988cm" svg:height="1.115cm" svg:x="3.613cm" svg:y="7.286cm">
          <draw:text-box>
            <text:p><text:span text:style-name="T4">Invalid user and oldpassword</text:span></text:p>
          </draw:text-box>
        </draw:frame>
        <draw:connector draw:style-name="gr5" draw:text-style-name="P6" draw:layer="layout" svg:x1="13.868cm" svg:y1="6.365cm" svg:x2="2.951cm" svg:y2="6.1cm" draw:start-shape="id7" draw:start-glue-point="7" draw:end-shape="id5" draw:end-glue-point="2" svg:d="M13868 6365v838h-10917v-1103" svg:viewBox="0 0 10918 1104">
          <text:p/>
        </draw:connector>
        <draw:line draw:style-name="gr6" draw:text-style-name="P6" draw:layer="layout" svg:x1="13.601cm" svg:y1="8.6cm" svg:x2="16.601cm" svg:y2="8.6cm">
          <text:p/>
        </draw:line>
        <draw:line draw:style-name="gr6" draw:text-style-name="P6" draw:layer="layout" svg:x1="13.601cm" svg:y1="9.6cm" svg:x2="16.601cm" svg:y2="9.6cm">
          <text:p/>
        </draw:line>
        <draw:frame draw:style-name="gr14" draw:text-style-name="P19" draw:layer="layout" svg:width="1.548cm" svg:height="0.806cm" svg:x="14.501cm" svg:y="8.8cm">
          <draw:text-box>
            <text:p><text:span text:style-name="T8">User</text:span></text:p>
          </draw:text-box>
        </draw:frame>
        <draw:line draw:style-name="gr5" draw:text-style-name="P6" draw:layer="layout" svg:x1="14.701cm" svg:y1="6.7cm" svg:x2="14.701cm" svg:y2="8.5cm">
          <text:p/>
        </draw:line>
        <draw:line draw:style-name="gr5" draw:text-style-name="P6" draw:layer="layout" svg:x1="15.301cm" svg:y1="8.5cm" svg:x2="15.301cm" svg:y2="6.7cm">
          <text:p/>
        </draw:line>
        <draw:frame draw:style-name="gr22" draw:text-style-name="P16" draw:layer="layout" svg:width="11.2cm" svg:height="2.384cm" svg:x="5.401cm" svg:y="1.216cm">
          <draw:text-box>
            <text:p><text:span text:style-name="T1">DFD level-1 </text:span><text:span text:style-name="T1">(change </text:span><text:span text:style-name="T1">password)</text:span></text:p>
          </draw:text-box>
        </draw:frame>
        <draw:custom-shape draw:style-name="gr23" draw:text-style-name="P5" xml:id="id9" draw:id="id9" draw:layer="layout" svg:width="2.9cm" svg:height="1cm" svg:x="1.501cm" svg:y="15.113cm">
          <text:p text:style-name="P3"><text:span text:style-name="T4">USER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xml:id="id8" draw:id="id8" draw:layer="layout" svg:width="3.6cm" svg:height="3cm" svg:x="6.701cm" svg:y="14.313cm">
          <text:p text:style-name="P21"><text:span text:style-name="T4">Check </text:span><text:span text:style-name="T4">for </text:span></text:p>
          <text:p text:style-name="P21"><text:span text:style-name="T4">Mendet</text:span><text:span text:style-name="T4">ory </text:span></text:p>
          <text:p text:style-name="P3"><text:span text:style-name="T4">fie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draw:layer="layout" svg:width="3.6cm" svg:height="3cm" svg:x="11.702cm" svg:y="14.314cm">
          <text:p text:style-name="P3"><text:span text:style-name="T4">Add </text:span><text:span text:style-name="T4">produ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draw:layer="layout" svg:width="3.6cm" svg:height="3cm" svg:x="15.903cm" svg:y="14.315cm">
          <text:p text:style-name="P3"><text:span text:style-name="T4">Product added </text:span></text:p>
          <text:p text:style-name="P3"><text:span text:style-name="T4">sucessfu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1.901cm" svg:y1="19.613cm" svg:x2="15.201cm" svg:y2="19.613cm">
          <text:p/>
        </draw:line>
        <draw:line draw:style-name="gr6" draw:text-style-name="P6" draw:layer="layout" svg:x1="11.901cm" svg:y1="20.613cm" svg:x2="15.201cm" svg:y2="20.613cm">
          <text:p/>
        </draw:line>
        <draw:frame draw:style-name="gr25" draw:text-style-name="P19" draw:layer="layout" svg:width="3.5cm" svg:height="0.962cm" svg:x="12.701cm" svg:y="19.713cm">
          <draw:text-box>
            <text:p><text:span text:style-name="T9">Prod</text:span><text:span text:style-name="T9">uct</text:span></text:p>
          </draw:text-box>
        </draw:frame>
        <draw:line draw:style-name="gr5" draw:text-style-name="P6" draw:layer="layout" svg:x1="13.001cm" svg:y1="17.313cm" svg:x2="13.001cm" svg:y2="19.613cm">
          <text:p/>
        </draw:line>
        <draw:line draw:style-name="gr5" draw:text-style-name="P6" draw:layer="layout" svg:x1="14.001cm" svg:y1="19.613cm" svg:x2="14.001cm" svg:y2="17.313cm">
          <text:p/>
        </draw:line>
        <draw:line draw:style-name="gr5" draw:text-style-name="P6" draw:layer="layout" svg:x1="10.401cm" svg:y1="15.813cm" svg:x2="11.801cm" svg:y2="15.813cm">
          <text:p/>
        </draw:line>
        <draw:line draw:style-name="gr26" draw:text-style-name="P6" draw:layer="layout" svg:x1="15.301cm" svg:y1="15.913cm" svg:x2="15.901cm" svg:y2="15.913cm">
          <text:p/>
        </draw:line>
        <draw:line draw:style-name="gr5" draw:text-style-name="P6" draw:layer="layout" svg:x1="4.401cm" svg:y1="15.613cm" svg:x2="6.701cm" svg:y2="15.613cm">
          <text:p/>
        </draw:line>
        <draw:connector draw:style-name="gr13" draw:text-style-name="P6" draw:layer="layout" svg:x1="8.501cm" svg:y1="14.313cm" svg:x2="2.951cm" svg:y2="15.113cm" draw:start-shape="id8" draw:start-glue-point="4" draw:end-shape="id9" svg:d="M8501 14313v-501h-5550v1301" svg:viewBox="0 0 5551 1302">
          <text:p text:style-name="P3"><text:span text:style-name="T4">All </text:span><text:span text:style-name="T4">field </text:span><text:span text:style-name="T4">are </text:span><text:span text:style-name="T4">Req</text:span><text:span text:style-name="T4">uired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</draw:connector>
        <draw:frame draw:style-name="gr27" draw:text-style-name="P19" draw:layer="layout" svg:width="2.2cm" svg:height="2.843cm" svg:x="4.501cm" svg:y="15.013cm">
          <draw:text-box>
            <text:p><text:span text:style-name="T4">Product </text:span></text:p>
            <text:p><text:span text:style-name="T4">Detail</text:span></text:p>
          </draw:text-box>
        </draw:frame>
        <draw:frame draw:style-name="gr28" draw:text-style-name="P16" draw:layer="layout" svg:width="8.1cm" svg:height="1.1cm" svg:x="5.9cm" svg:y="11cm">
          <draw:text-box>
            <text:p text:style-name="P23"><text:span text:style-name="T1">DFD level-1(add </text:span><text:span text:style-name="T1">product)</text:span></text:p>
          </draw:text-box>
        </draw:frame>
        <draw:frame draw:style-name="gr29" draw:text-style-name="P16" draw:layer="layout" svg:width="16.198cm" svg:height="1.673cm" svg:x="5.4cm" svg:y="22.227cm">
          <draw:text-box>
            <text:p><text:span text:style-name="T1">DFD level-1 (Add </text:span><text:span text:style-name="T1">product to) cart</text:span></text:p>
          </draw:text-box>
        </draw:frame>
        <draw:custom-shape draw:style-name="gr30" draw:text-style-name="P24" xml:id="id11" draw:id="id11" draw:layer="layout" svg:width="3.1cm" svg:height="1cm" svg:x="1.602cm" svg:y="25.001cm">
          <text:p text:style-name="P3"><text:span text:style-name="T5">member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2.6cm" svg:height="2.7cm" svg:x="5.902cm" svg:y="24.201cm">
          <text:p text:style-name="P3"><text:span text:style-name="T3">Select</text:span></text:p>
          <text:p text:style-name="P3"><text:span text:style-name="T3">produ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2.6cm" svg:height="2.7cm" svg:x="9.702cm" svg:y="24.201cm">
          <text:p text:style-name="P3"><text:span text:style-name="T3">Add </text:span></text:p>
          <text:p text:style-name="P3"><text:span text:style-name="T3">to </text:span></text:p>
          <text:p text:style-name="P3"><text:span text:style-name="T3">c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xml:id="id10" draw:id="id10" draw:layer="layout" svg:width="2.6cm" svg:height="2.7cm" svg:x="13.404cm" svg:y="24.203cm">
          <text:p text:style-name="P3"><text:span text:style-name="T3">Finish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2.6cm" svg:height="2.7cm" svg:x="16.805cm" svg:y="24.204cm">
          <text:p text:style-name="P3"><text:span text:style-name="T4">Process</text:span></text:p>
          <text:p text:style-name="P3"><text:span text:style-name="T4">To </text:span></text:p>
          <text:p text:style-name="P3"><text:span text:style-name="T4">che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6" draw:layer="layout" svg:x1="4.802cm" svg:y1="25.501cm" svg:x2="6.002cm" svg:y2="25.501cm">
          <text:p/>
        </draw:line>
        <draw:line draw:style-name="gr33" draw:text-style-name="P27" draw:layer="layout" svg:x1="8.502cm" svg:y1="25.601cm" svg:x2="9.702cm" svg:y2="25.601cm">
          <text:p/>
        </draw:line>
        <draw:line draw:style-name="gr33" draw:text-style-name="P27" draw:layer="layout" svg:x1="12.402cm" svg:y1="25.601cm" svg:x2="13.402cm" svg:y2="25.601cm">
          <text:p/>
        </draw:line>
        <draw:line draw:style-name="gr33" draw:text-style-name="P27" draw:layer="layout" svg:x1="16.102cm" svg:y1="25.601cm" svg:x2="16.802cm" svg:y2="25.601cm">
          <text:p/>
        </draw:line>
        <draw:connector draw:style-name="gr32" draw:text-style-name="P26" draw:layer="layout" svg:x1="14.704cm" svg:y1="24.203cm" svg:x2="3.152cm" svg:y2="25.001cm" draw:start-shape="id10" draw:start-glue-point="4" draw:end-shape="id11" svg:d="M14704 24203v-501h-11552v1299" svg:viewBox="0 0 11553 1300">
          <text:p/>
        </draw:connector>
        <draw:frame draw:style-name="gr34" draw:text-style-name="P19" draw:layer="layout" svg:width="2.7cm" svg:height="0.725cm" svg:x="14.602cm" svg:y="23.601cm">
          <draw:text-box>
            <text:p><text:span text:style-name="T3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5T10:20:02.122172725</meta:creation-date>
    <dc:date>2020-04-15T12:38:16.869171110</dc:date>
    <meta:editing-duration>PT59M20S</meta:editing-duration>
    <meta:editing-cycles>4</meta:editing-cycles>
    <meta:generator>LibreOffice/6.0.7.3$Linux_X86_64 LibreOffice_project/00m0$Build-3</meta:generator>
    <meta:document-statistic meta:object-count="82"/>
  </office:meta>
</office:document-meta>
</file>